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853" officeooo:paragraph-rsid="000cf853"/>
    </style:style>
    <style:style style:name="P2" style:family="paragraph" style:parent-style-name="Standard">
      <style:text-properties officeooo:rsid="000effbf" officeooo:paragraph-rsid="000effbf"/>
    </style:style>
    <style:style style:name="P3" style:family="paragraph" style:parent-style-name="Standard">
      <style:text-properties officeooo:rsid="000f5a8b" officeooo:paragraph-rsid="000f5a8b"/>
    </style:style>
    <style:style style:name="P4" style:family="paragraph" style:parent-style-name="Standard">
      <style:text-properties officeooo:rsid="000f5a8b" officeooo:paragraph-rsid="000fa203"/>
    </style:style>
    <style:style style:name="P5" style:family="paragraph" style:parent-style-name="Standard">
      <style:text-properties officeooo:rsid="00101f91" officeooo:paragraph-rsid="00101f91"/>
    </style:style>
    <style:style style:name="P6" style:family="paragraph" style:parent-style-name="Standard">
      <style:text-properties officeooo:rsid="001212bd" officeooo:paragraph-rsid="001212bd"/>
    </style:style>
    <style:style style:name="P7" style:family="paragraph" style:parent-style-name="Standard">
      <style:text-properties officeooo:rsid="00136f68" officeooo:paragraph-rsid="00136f68"/>
    </style:style>
    <style:style style:name="P8" style:family="paragraph" style:parent-style-name="Standard">
      <style:text-properties officeooo:rsid="00136f68" officeooo:paragraph-rsid="00153f4e"/>
    </style:style>
    <style:style style:name="P9" style:family="paragraph" style:parent-style-name="Standard">
      <style:text-properties officeooo:rsid="00153f4e" officeooo:paragraph-rsid="00153f4e"/>
    </style:style>
    <style:style style:name="P10" style:family="paragraph" style:parent-style-name="Standard">
      <style:text-properties officeooo:paragraph-rsid="00153f4e"/>
    </style:style>
    <style:style style:name="P11" style:family="paragraph" style:parent-style-name="Standard">
      <style:text-properties officeooo:rsid="00172866" officeooo:paragraph-rsid="00172866"/>
    </style:style>
    <style:style style:name="P12" style:family="paragraph" style:parent-style-name="Standard">
      <style:text-properties officeooo:rsid="0018768c" officeooo:paragraph-rsid="0018768c"/>
    </style:style>
    <style:style style:name="P13" style:family="paragraph" style:parent-style-name="Standard">
      <style:text-properties officeooo:rsid="0018abeb" officeooo:paragraph-rsid="0018abeb"/>
    </style:style>
    <style:style style:name="P14" style:family="paragraph" style:parent-style-name="Standard">
      <style:text-properties officeooo:rsid="001a8a5b" officeooo:paragraph-rsid="001a8a5b"/>
    </style:style>
    <style:style style:name="P15" style:family="paragraph" style:parent-style-name="Standard">
      <style:text-properties officeooo:rsid="00172866" officeooo:paragraph-rsid="00172866"/>
    </style:style>
    <style:style style:name="P16" style:family="paragraph" style:parent-style-name="Standard">
      <style:text-properties officeooo:rsid="00172866" officeooo:paragraph-rsid="001d4e43"/>
    </style:style>
    <style:style style:name="P17" style:family="paragraph" style:parent-style-name="Standard">
      <style:text-properties officeooo:rsid="00172866" officeooo:paragraph-rsid="001a8a5b"/>
    </style:style>
    <style:style style:name="P18" style:family="paragraph" style:parent-style-name="Standard">
      <style:text-properties officeooo:rsid="00172866" officeooo:paragraph-rsid="001d6b2f"/>
    </style:style>
    <style:style style:name="P19" style:family="paragraph" style:parent-style-name="Standard">
      <style:text-properties officeooo:rsid="001d1be2" officeooo:paragraph-rsid="001d1be2"/>
    </style:style>
    <style:style style:name="P20" style:family="paragraph" style:parent-style-name="Standard">
      <style:text-properties officeooo:rsid="001d1be2" officeooo:paragraph-rsid="001d4e43"/>
    </style:style>
    <style:style style:name="P21" style:family="paragraph" style:parent-style-name="Standard">
      <style:text-properties officeooo:rsid="001d4e43" officeooo:paragraph-rsid="001d4e43"/>
    </style:style>
    <style:style style:name="P22" style:family="paragraph" style:parent-style-name="Standard">
      <style:text-properties officeooo:rsid="001d4e43" officeooo:paragraph-rsid="001d6b2f"/>
    </style:style>
    <style:style style:name="P23" style:family="paragraph" style:parent-style-name="Standard">
      <style:text-properties officeooo:paragraph-rsid="001d4e43"/>
    </style:style>
    <style:style style:name="P24" style:family="paragraph" style:parent-style-name="Standard">
      <style:text-properties officeooo:paragraph-rsid="00172866"/>
    </style:style>
    <style:style style:name="P25" style:family="paragraph" style:parent-style-name="Standard">
      <style:text-properties officeooo:rsid="001d6b2f" officeooo:paragraph-rsid="001d6b2f"/>
    </style:style>
    <style:style style:name="T1" style:family="text">
      <style:text-properties officeooo:rsid="000cf853"/>
    </style:style>
    <style:style style:name="T2" style:family="text">
      <style:text-properties officeooo:rsid="000e617a"/>
    </style:style>
    <style:style style:name="T3" style:family="text">
      <style:text-properties officeooo:rsid="000effbf"/>
    </style:style>
    <style:style style:name="T4" style:family="text">
      <style:text-properties officeooo:rsid="000fa203"/>
    </style:style>
    <style:style style:name="T5" style:family="text">
      <style:text-properties officeooo:rsid="00136f68"/>
    </style:style>
    <style:style style:name="T6" style:family="text">
      <style:text-properties officeooo:rsid="00153f4e"/>
    </style:style>
    <style:style style:name="T7" style:family="text">
      <style:text-properties officeooo:rsid="00172866"/>
    </style:style>
    <style:style style:name="T8" style:family="text">
      <style:text-properties officeooo:rsid="0018768c"/>
    </style:style>
    <style:style style:name="T9" style:family="text">
      <style:text-properties officeooo:rsid="001a8a5b"/>
    </style:style>
    <style:style style:name="T10" style:family="text">
      <style:text-properties officeooo:rsid="001ce801"/>
    </style:style>
    <style:style style:name="T11" style:family="text">
      <style:text-properties officeooo:rsid="001d1be2"/>
    </style:style>
    <style:style style:name="T12" style:family="text">
      <style:text-properties officeooo:rsid="001d4e43"/>
    </style:style>
    <style:style style:name="T13" style:family="text">
      <style:text-properties officeooo:rsid="0018abeb"/>
    </style:style>
    <style:style style:name="T14" style:family="text">
      <style:text-properties officeooo:rsid="001d6b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Reduce</text:p>
      <text:p text:style-name="P1">JOB1</text:p>
      <text:p text:style-name="P1">time: <text:span text:style-name="T2">2’ 01</text:span>’’ | 4’ 50’’</text:p>
      <text:p text:style-name="P1">output:</text:p>
      <text:p text:style-name="P1">CLRB<text:tab/>-100.0,2.71000003814697,97920.0,48033.0</text:p>
      <text:p text:style-name="P1">ABIO<text:tab/>-99.0,0.449999988079071,1554.0,110443.0</text:p>
      <text:p text:style-name="P1">AKTX<text:tab/>-98.0,1.76999998092651,110.0,170928.0</text:p>
      <text:p text:style-name="P1">ACER<text:tab/>-97.0,5.72916650772095,1886.66662597656,41672.0</text:p>
      <text:p text:style-name="P1">ACST<text:tab/>-96.0,0.449999988079071,664.599975585938,103371.0</text:p>
      <text:p text:style-name="P1">AIG<text:tab/>-95.0,7.0,1186.40002441406,9843573.0</text:p>
      <text:p text:style-name="P1">AGRX<text:tab/>-94.0,0.25,12.8800001144409,210483.0</text:p>
      <text:p text:style-name="P1">ADXS<text:tab/>-93.0,1.22000002861023,29.625,384955.0</text:p>
      <text:p text:style-name="P1">ABAC<text:tab/>-92.0,1.64999997615814,32.0,14319.0</text:p>
      <text:p text:style-name="P1">ADOM<text:tab/>-91.0,0.550000011920929,17.1499996185303,621865.0</text:p>
      <text:p text:style-name="P1"/>
      <text:p text:style-name="P1">JOB2</text:p>
      <text:p text:style-name="P1">1’ 18’’ <text:span text:style-name="T2">+ 1’ 10’’ | </text:span><text:span text:style-name="T10">7</text:span><text:span text:style-name="T3">’ </text:span><text:span text:style-name="T10">01’</text:span><text:span text:style-name="T3">’ + 3’ 46’’</text:span></text:p>
      <text:p text:style-name="P2">output:</text:p>
      <text:p text:style-name="P2">"COMPUTER SOFTWARE: PROGRAMMING_2008<text:tab/>4420823.320158103,-144.9218500032011,FDS: -38.21000671386721</text:p>
      <text:p text:style-name="P2">INAP: -12.27999973297119</text:p>
      <text:p text:style-name="P2">GIGM: -48.74999427795491</text:p>
      <text:p text:style-name="P2">GOOGL: -179.95001220701735</text:p>
      <text:p text:style-name="P2">GOOG: -178.60844421386298</text:p>
      <text:p text:style-name="P2">SIFY: -5.890000492334292</text:p>
      <text:p text:style-name="P2"/>
      <text:p text:style-name="P2">"COMPUTER SOFTWARE: PROGRAMMING_2009<text:tab/>2508966.1375661376,-100.0,INAP: 12.320009231568148</text:p>
      <text:p text:style-name="P2">FDS: 15.399971008300177</text:p>
      <text:p text:style-name="P2">GIGM: -40.04999828338495</text:p>
      <text:p text:style-name="P2">GOOGL: 90.53559875488583</text:p>
      <text:p text:style-name="P2">SIFY: -0.20999991893764314</text:p>
      <text:p text:style-name="P2">GOOG: 89.86059570312685</text:p>
      <text:p text:style-name="P2"/>
      <text:p text:style-name="P3">JOB3</text:p>
      <text:p text:style-name="P4">time: <text:span text:style-name="T1">1’ 18’’ </text:span>+ 1’ 16’’ + 0’ 3’’ | <text:span text:style-name="T3">4’ 08’’ </text:span>+ 2’ 44’’ <text:span text:style-name="T4">+ 0’ 6’’ </text:span></text:p>
      <text:p text:style-name="P5">output:</text:p>
      <text:p text:style-name="P5">{"FIDELITY D &amp; D BANCORP, INC.", MVB FINANCIAL CORP.,}<text:tab/>2016: -100.0, 2018: 9.223372036854776E16, 2017: -9.223372036854776E16</text:p>
      <text:p text:style-name="P5">{"CANCER GENETICS, INC.", "DOMINION ENERGY MIDSTREAM PARTNERS, LP",}<text:tab/>2018: -120.0, 2017: -200.0, 2016: -100.0</text:p>
      <text:p text:style-name="P5">{"BIOLASE, INC.", "WESCO AIRCRAFT HOLDINGS, INC.",}<text:tab/>2018: 9.223372036854776E16, 2017: -100.0, 2016: -100.0</text:p>
      <text:p text:style-name="P5">{"DESTINATION XL GROUP, INC.", "EVERTEC, INC.",}<text:tab/>2018: -100.0, 2017: -200.0, 2016: -100.0</text:p>
      <text:p text:style-name="P5"/>
      <text:p text:style-name="P6">job1</text:p>
      <text:p text:style-name="P6">pseudo:</text:p>
      <text:p text:style-name="P6">Mapper&lt;LongWritable, Text, Text, Text&gt;</text:p>
      <text:p text:style-name="P6"/>
      <text:p text:style-name="P6">void map(LongWritable key, Text value, Context context){</text:p>
      <text:p text:style-name="P6"><text:tab/>StockObject so ← textToStockObject(value)</text:p>
      <text:p text:style-name="P6"><text:soft-page-break/><text:tab/>if (so != null &amp;&amp; so.date.year &gt;= 2008)</text:p>
      <text:p text:style-name="P6"><text:tab/>context.write(Text(so.ticker), value)</text:p>
      <text:p text:style-name="P6">}</text:p>
      <text:p text:style-name="P6"/>
      <text:p text:style-name="P6">Reducer&lt;Text, Text, Text, Text&gt;</text:p>
      <text:p text:style-name="P6"/>
      <text:p text:style-name="P6">Set&lt;OutputObject&gt; set</text:p>
      <text:p text:style-name="P6"/>
      <text:p text:style-name="P6">void reduce(Text key, Iterable&lt;Text&gt; values, Context context){</text:p>
      <text:p text:style-name="P6"/>
      <text:p text:style-name="P6"><text:tab/>StockObject[2] firstLast</text:p>
      <text:p text:style-name="P6"><text:tab/><text:span text:style-name="T5">Double volumeAverage</text:span></text:p>
      <text:p text:style-name="P6"><text:tab/><text:span text:style-name="T5">Double variation ← 0</text:span></text:p>
      <text:p text:style-name="P6"><text:tab/><text:span text:style-name="T5">Long sumVolume ← 0</text:span></text:p>
      <text:p text:style-name="P6"><text:tab/><text:span text:style-name="T5">Integer count ← 0</text:span></text:p>
      <text:p text:style-name="P6"><text:tab/>foreach(value : values){</text:p>
      <text:p text:style-name="P6"><text:tab/><text:tab/>StockObject so ← textToStockObject(value)</text:p>
      <text:p text:style-name="P6"><text:tab/><text:tab/><text:span text:style-name="T5">firstLast.update(so)</text:span></text:p>
      <text:p text:style-name="P6"><text:tab/><text:tab/><text:span text:style-name="T5">sumVolumes ← sumVolumes + so.volume</text:span></text:p>
      <text:p text:style-name="P6"><text:tab/><text:tab/><text:span text:style-name="T5">count++</text:span><text:tab/></text:p>
      <text:p text:style-name="P6"><text:tab/>}</text:p>
      <text:p text:style-name="P6"><text:tab/><text:span text:style-name="T5">variation ← variationCalc(firstLast[0].close, firstLast[1].close)</text:span></text:p>
      <text:p text:style-name="P6"><text:tab/><text:span text:style-name="T5">volumeAverage ← averageCalc(sumVolume, count)</text:span></text:p>
      <text:p text:style-name="P6"><text:tab/><text:span text:style-name="T5">OutPutObject oo ← new OutPutObject(key, variation, so.low, so.high, volumeAverage)</text:span></text:p>
      <text:p text:style-name="P6"><text:tab/><text:span text:style-name="T5">set.put(oo)</text:span></text:p>
      <text:p text:style-name="P6">}</text:p>
      <text:p text:style-name="P6"/>
      <text:p text:style-name="P7">void cleanup(Context context){</text:p>
      <text:p text:style-name="P7"><text:tab/>set.sort(new variationComparator())</text:p>
      <text:p text:style-name="P7"><text:tab/>foreach(elem : set)</text:p>
      <text:p text:style-name="P7"><text:tab/><text:tab/>context.write(elem)</text:p>
      <text:p text:style-name="P7">}</text:p>
      <text:p text:style-name="P7"/>
      <text:p text:style-name="P7">join pseudocodice:</text:p>
      <text:p text:style-name="P7"/>
      <text:p text:style-name="P7">SectorMapper&lt;LongWritable, Text, Text, Text<text:span text:style-name="T6">Pair</text:span>&gt;</text:p>
      <text:p text:style-name="P7"/>
      <text:p text:style-name="P7">void map(LongWritable key, Text value, Context context){</text:p>
      <text:p text:style-name="P7"><text:tab/>SectorObject sect ← textToSectorObject(value)</text:p>
      <text:p text:style-name="P7"><text:tab/>if (sect != null &amp;&amp; sect.hasAllFields())</text:p>
      <text:p text:style-name="P7"><text:tab/><text:tab/>context.write(<text:span text:style-name="T6">sect.ticker, new TextPair(0, value)</text:span>)</text:p>
      <text:p text:style-name="P7">}</text:p>
      <text:p text:style-name="P7"/>
      <text:p text:style-name="P9">StockMapper(LongWritable key, Text value, Context context){</text:p>
      <text:p text:style-name="P10"><text:span text:style-name="T6"><text:tab/></text:span><text:span text:style-name="T5">SectorObject s</text:span><text:span text:style-name="T6">tock</text:span><text:span text:style-name="T5">← textTo</text:span><text:span text:style-name="T6">Stock</text:span><text:span text:style-name="T5">Object(value)</text:span></text:p>
      <text:p text:style-name="P8"><text:tab/>if (s<text:span text:style-name="T6">tock</text:span> != null &amp;&amp; <text:span text:style-name="T6">stock.date &gt;= 2008</text:span>)</text:p>
      <text:p text:style-name="P8"><text:tab/><text:tab/>context.write(<text:span text:style-name="T6">stock.ticker, new TextPair(1, value)</text:span>)</text:p>
      <text:p text:style-name="P9">}</text:p>
      <text:p text:style-name="P9"/>
      <text:p text:style-name="P9">JoinReducer&lt;Text, TextPair, Text, Text&gt;</text:p>
      <text:p text:style-name="P9"/>
      <text:p text:style-name="P9">void reduce(Text key, Iterable&lt;TextPair&gt; values, Context context){</text:p>
      <text:p text:style-name="P9"><text:soft-page-break/><text:tab/>Text sector ← values.next()</text:p>
      <text:p text:style-name="P9"><text:tab/>foreachother (value : values){</text:p>
      <text:p text:style-name="P9"><text:tab/><text:tab/>Text stock ← value</text:p>
      <text:p text:style-name="P9"><text:tab/><text:tab/>context.write(key, sector.concat(stock))</text:p>
      <text:p text:style-name="P9"><text:tab/>}<text:tab/></text:p>
      <text:p text:style-name="P9">}</text:p>
      <text:p text:style-name="P9"/>
      <text:p text:style-name="P9">Job2</text:p>
      <text:p text:style-name="P9">Mapper<text:span text:style-name="T11">1</text:span>&lt;LongWritable, Text, Text, Text&gt;</text:p>
      <text:p text:style-name="P9"/>
      <text:p text:style-name="P9">void map(LongWritable key, Text value, Context context){</text:p>
      <text:p text:style-name="P9"><text:tab/><text:span text:style-name="T7">JoinObject jo ← textToJoinObject(value)</text:span></text:p>
      <text:p text:style-name="P9"><text:tab/><text:span text:style-name="T7">if (joinObject != null)</text:span></text:p>
      <text:p text:style-name="P9"><text:tab/><text:tab/><text:span text:style-name="T7">context.write(jo.date.year.concat(jo.sector).</text:span><text:span text:style-name="T11">concat(jo.ticker)</text:span><text:span text:style-name="T7">, value)</text:span></text:p>
      <text:p text:style-name="P9">}</text:p>
      <text:p text:style-name="P9"/>
      <text:p text:style-name="P11">Reducer<text:span text:style-name="T11">1</text:span>&lt;Text, Text, Text, Text&gt;</text:p>
      <text:p text:style-name="P11"/>
      <text:p text:style-name="P11">void reduce(Text key, Iterable&lt;Text&gt; value<text:span text:style-name="T8">s</text:span>, Context context){</text:p>
      <text:p text:style-name="P11"><text:tab/>JoinObject[2] firstLast</text:p>
      <text:p text:style-name="P11"><text:tab/>Integer count ← 0</text:p>
      <text:p text:style-name="P11"><text:tab/>Double quotationAverage ← 0</text:p>
      <text:p text:style-name="P11"><text:tab/>Double volumeAverage ← 0</text:p>
      <text:p text:style-name="P11"><text:tab/>Double variation ← 0</text:p>
      <text:p text:style-name="P11"><text:tab/><text:span text:style-name="T8">Double quotationSum ← 0</text:span></text:p>
      <text:p text:style-name="P11"><text:tab/><text:span text:style-name="T8">Long volumeSum ← 0</text:span></text:p>
      <text:p text:style-name="P11"><text:tab/><text:span text:style-name="T8">foreach(value : values){</text:span></text:p>
      <text:p text:style-name="P11"><text:tab/><text:tab/><text:span text:style-name="T8">JoinObject jo ← textToJoinObject(value)</text:span></text:p>
      <text:p text:style-name="P11"><text:tab/><text:tab/><text:span text:style-name="T8">firstLast.update(jo)</text:span></text:p>
      <text:p text:style-name="P11"><text:tab/><text:tab/><text:span text:style-name="T8">quotationSum ← quotationSum + quotationCalc(jo)</text:span></text:p>
      <text:p text:style-name="P11"><text:tab/><text:tab/><text:span text:style-name="T8">volumeSum ← volumeSum + jo.volume</text:span></text:p>
      <text:p text:style-name="P11"><text:tab/><text:tab/><text:span text:style-name="T8">count++</text:span></text:p>
      <text:p text:style-name="P11"><text:tab/><text:span text:style-name="T8">}</text:span></text:p>
      <text:p text:style-name="P11"><text:tab/><text:span text:style-name="T8">volumeAverage ← averageCalc(volumeSum, count)</text:span></text:p>
      <text:p text:style-name="P11"><text:tab/><text:span text:style-name="T8">quotationAverage ← averageCalc(quotationSum, count)</text:span></text:p>
      <text:p text:style-name="P11"><text:tab/><text:span text:style-name="T8">variation ← variationCalc(firstLast[0].close, firstLast[1].close)</text:span></text:p>
      <text:p text:style-name="P24"><text:span text:style-name="T7"><text:tab/></text:span><text:span text:style-name="T11">String byYear</text:span><text:span text:style-name="T12">Sector</text:span><text:span text:style-name="T11"> ← key.split()[0] + key.split()</text:span><text:span text:style-name="T12">[1]</text:span></text:p>
      <text:p text:style-name="P11"><text:tab/><text:span text:style-name="T8">context.write(</text:span><text:span text:style-name="T12">byYearSector</text:span><text:span text:style-name="T8">, </text:span><text:span text:style-name="T12">new Text(</text:span><text:span text:style-name="T8">volumeAverage, quotationAverage, variation</text:span><text:span text:style-name="T12">)</text:span><text:span text:style-name="T8">)</text:span></text:p>
      <text:p text:style-name="P11">}</text:p>
      <text:p text:style-name="P11"/>
      <text:p text:style-name="P19">Mapper2&lt;LongWritable, Text, Text, Text, Text&gt;</text:p>
      <text:p text:style-name="P19"/>
      <text:p text:style-name="P19">void map(LongWritable key, Text value, Context context){</text:p>
      <text:p text:style-name="P19"><text:tab/><text:span text:style-name="T12">context.write(key, value)</text:span></text:p>
      <text:p text:style-name="P19">}</text:p>
      <text:p text:style-name="P19"/>
      <text:p text:style-name="P21">Reducer2&lt;Text, Text, Text, Text&gt;</text:p>
      <text:p text:style-name="P21"/>
      <text:p text:style-name="P21">void reduce(Text key, Iterable&lt;Text&gt; value, Context context){</text:p>
      <text:p text:style-name="P21"><text:tab/><text:span text:style-name="T7">Integer count ← 0</text:span></text:p>
      <text:p text:style-name="P16"><text:tab/>Double quotationAverage ← 0</text:p>
      <text:p text:style-name="P16"><text:tab/>Double volumeAverage ← 0</text:p>
      <text:p text:style-name="P16"><text:soft-page-break/><text:tab/>Double variation<text:span text:style-name="T12">Average</text:span> ← 0</text:p>
      <text:p text:style-name="P16"><text:tab/><text:span text:style-name="T8">Double quotationSum ← 0</text:span></text:p>
      <text:p text:style-name="P16"><text:tab/><text:span text:style-name="T8">Long volumeSum ← 0</text:span></text:p>
      <text:p text:style-name="P16"><text:tab/><text:span text:style-name="T12">Double variationSum ← 0</text:span></text:p>
      <text:p text:style-name="P16"><text:tab/><text:span text:style-name="T12">foreach(value : values){</text:span></text:p>
      <text:p text:style-name="P16"><text:tab/><text:tab/><text:span text:style-name="T12">volumeSum ← volumeSum + value.split()[0]</text:span></text:p>
      <text:p text:style-name="P16"><text:tab/><text:tab/><text:span text:style-name="T12">quotationSum ← quotationSum + value.split()[1]</text:span></text:p>
      <text:p text:style-name="P16"><text:tab/><text:tab/><text:span text:style-name="T12">variationSum ← variationSum + value.split()[2]</text:span></text:p>
      <text:p text:style-name="P16"><text:tab/><text:tab/><text:span text:style-name="T12">count++</text:span></text:p>
      <text:p text:style-name="P16"><text:tab/><text:span text:style-name="T12">}</text:span></text:p>
      <text:p text:style-name="P16"><text:tab/><text:span text:style-name="T12">volumeAverage ← averageCalc(volumeSum, count)</text:span></text:p>
      <text:p text:style-name="P16"><text:tab/><text:span text:style-name="T12">quotationAverage ← averageCalc(quotationSum, count)</text:span></text:p>
      <text:p text:style-name="P23"><text:span text:style-name="T7"><text:tab/></text:span><text:span text:style-name="T12">variation</text:span><text:span text:style-name="T14">Average</text:span><text:span text:style-name="T12"> ← averageCalc(variationSum, count)</text:span></text:p>
      <text:p text:style-name="P16"><text:tab/><text:span text:style-name="T12">context.write(key, new Text(volumeAverage, quotationAverage, variationAverage)</text:span></text:p>
      <text:p text:style-name="P21">}</text:p>
      <text:p text:style-name="P1"/>
      <text:p text:style-name="P12">Job3</text:p>
      <text:p text:style-name="P13">pseudocodice:</text:p>
      <text:p text:style-name="P13"/>
      <text:p text:style-name="P13">Mapper1&lt;LongWritable, Text, Text, Text&gt;</text:p>
      <text:p text:style-name="P13"/>
      <text:p text:style-name="P13">void map(LongWritable key, Text value, Context context){</text:p>
      <text:p text:style-name="P13"><text:tab/><text:span text:style-name="T9">JoinObject jo ← textToJoinObject(value)</text:span></text:p>
      <text:p text:style-name="P13"><text:tab/><text:span text:style-name="T9">if (jo != null &amp;&amp; jo.date.year &gt;= 2016){</text:span></text:p>
      <text:p text:style-name="P13"><text:tab/><text:tab/><text:span text:style-name="T9">context.write(jo.date.year.concat(jo.name).</text:span><text:span text:style-name="T12">concat(jo.ticker), jo</text:span><text:span text:style-name="T9">)</text:span></text:p>
      <text:p text:style-name="P13"><text:tab/><text:span text:style-name="T9">}</text:span></text:p>
      <text:p text:style-name="P13">}</text:p>
      <text:p text:style-name="P13"/>
      <text:p text:style-name="P14">Reducer1&lt;Text, Text, Text, Text&gt;</text:p>
      <text:p text:style-name="P14"/>
      <text:p text:style-name="P16">void reduce(Text key, Iterable&lt;Text&gt; value<text:span text:style-name="T8">s</text:span>, Context context){</text:p>
      <text:p text:style-name="P16"><text:tab/>JoinObject[2] firstLast</text:p>
      <text:p text:style-name="P16"><text:tab/>Double variation ← 0</text:p>
      <text:p text:style-name="P16"><text:tab/><text:span text:style-name="T8">foreach(value : values){</text:span></text:p>
      <text:p text:style-name="P16"><text:tab/><text:tab/><text:span text:style-name="T8">JoinObject jo ← textToJoinObject(value)</text:span></text:p>
      <text:p text:style-name="P16"><text:tab/><text:tab/><text:span text:style-name="T8">firstLast.update(jo)</text:span></text:p>
      <text:p text:style-name="P16"><text:tab/><text:span text:style-name="T8">}</text:span></text:p>
      <text:p text:style-name="P16"><text:tab/><text:span text:style-name="T8">variation ← variationCalc(firstLast[0].close, firstLast[1].close)</text:span></text:p>
      <text:p text:style-name="P16"><text:tab/><text:span text:style-name="T11">String byYearName ← key.split()[0] + key.split()</text:span><text:span text:style-name="T12">[1]</text:span></text:p>
      <text:p text:style-name="P16"><text:tab/><text:span text:style-name="T8">context.write(</text:span><text:span text:style-name="T12">byYearName</text:span><text:span text:style-name="T8">, </text:span><text:span text:style-name="T12">new Text(</text:span><text:span text:style-name="T8">variation</text:span><text:span text:style-name="T12">)</text:span><text:span text:style-name="T8">)</text:span></text:p>
      <text:p text:style-name="P17">}</text:p>
      <text:p text:style-name="P17"/>
      <text:p text:style-name="P21">Mapper2<text:span text:style-name="T13">&lt;LongWritable, Text, Text, Text&gt;</text:span></text:p>
      <text:p text:style-name="P21"/>
      <text:p text:style-name="P20">void map(LongWritable key, Text value, Context context){</text:p>
      <text:p text:style-name="P20"><text:tab/><text:span text:style-name="T12">context.write(key, value)</text:span></text:p>
      <text:p text:style-name="P20">}</text:p>
      <text:p text:style-name="P20"/>
      <text:p text:style-name="P22">Reducer2&lt;Text, Text, Text, Text&gt;</text:p>
      <text:p text:style-name="P22"/>
      <text:p text:style-name="P22">void reduce(Text key, Iterable&lt;Text&gt; value, Context context){</text:p>
      <text:p text:style-name="P22"><text:tab/><text:span text:style-name="T7">Integer count ← 0</text:span></text:p>
      <text:p text:style-name="P18"><text:soft-page-break/><text:tab/>Double variation<text:span text:style-name="T12">Average</text:span> ← 0</text:p>
      <text:p text:style-name="P18"><text:tab/><text:span text:style-name="T12">Double variationSum ← 0</text:span></text:p>
      <text:p text:style-name="P18"><text:tab/><text:span text:style-name="T12">foreach(value : values){</text:span></text:p>
      <text:p text:style-name="P18"><text:tab/><text:tab/><text:span text:style-name="T12">variationSum ← variationSum + value</text:span></text:p>
      <text:p text:style-name="P18"><text:tab/><text:tab/><text:span text:style-name="T12">count++</text:span></text:p>
      <text:p text:style-name="P18"><text:tab/><text:span text:style-name="T12">}</text:span></text:p>
      <text:p text:style-name="P18"><text:tab/><text:span text:style-name="T12">variation</text:span><text:span text:style-name="T14">Average</text:span><text:span text:style-name="T12">← averageCalc(variationSum, count)</text:span></text:p>
      <text:p text:style-name="P18"><text:tab/><text:span text:style-name="T12">context.write(key, new Text(variationAverage)</text:span></text:p>
      <text:p text:style-name="P22">}</text:p>
      <text:p text:style-name="P22"/>
      <text:p text:style-name="P25">Mapper3&lt;LongWritable, Text, Text, Text&gt;</text:p>
      <text:p text:style-name="P25"/>
      <text:p text:style-name="P25">void map(LongWritable key, Text value, Context context){</text:p>
      <text:p text:style-name="P25"><text:tab/>String name ← value.split()[1]</text:p>
      <text:p text:style-name="P25"><text:tab/>String year ← value.split()[0]</text:p>
      <text:p text:style-name="P25"><text:tab/>String variation ← value.split()[2]</text:p>
      <text:p text:style-name="P25"><text:tab/>context.write(name, year.concat(variarion))</text:p>
      <text:p text:style-name="P25">}</text:p>
      <text:p text:style-name="P25"/>
      <text:p text:style-name="P25">Reducer3&lt;Text, Text, Text, Text&gt;</text:p>
      <text:p text:style-name="P25"/>
      <text:p text:style-name="P25">Map&lt;String, List&lt;String&gt;&gt; namesByYearVariation</text:p>
      <text:p text:style-name="P25"/>
      <text:p text:style-name="P25">void reduce(Text key, Iterable&lt;Text&gt; values, Context context){</text:p>
      <text:p text:style-name="P25"><text:tab/>List&lt;String&gt; yearsVars</text:p>
      <text:p text:style-name="P25"><text:tab/>for (value : values){</text:p>
      <text:p text:style-name="P25"><text:tab/><text:tab/>yearsVars ← yearsVars.add(value)</text:p>
      <text:p text:style-name="P25"><text:tab/>}</text:p>
      <text:p text:style-name="P25"><text:tab/>if (yearsVars.size == 3){</text:p>
      <text:p text:style-name="P25"><text:tab/><text:tab/>String yearsVars ← listToString(yearsVars)</text:p>
      <text:p text:style-name="P25"><text:tab/><text:tab/>namesByYearVariation.get(yearsVars).add(key)</text:p>
      <text:p text:style-name="P25"><text:tab/>}</text:p>
      <text:p text:style-name="P25">}</text:p>
      <text:p text:style-name="P25"/>
      <text:p text:style-name="P25">void cleanup(Context context){</text:p>
      <text:p text:style-name="P25"><text:tab/>foreach(key, value : namesByYearVariation){</text:p>
      <text:p text:style-name="P25"><text:tab/><text:tab/>if (value.size &gt; 1){</text:p>
      <text:p text:style-name="P25"><text:tab/><text:tab/><text:tab/>context.write(key, listToString(value))</text:p>
      <text:p text:style-name="P25"><text:tab/><text:tab/>}</text:p>
      <text:p text:style-name="P25"><text:tab/>}</text:p>
      <text:p text:style-name="P2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1:27:49.065382966</meta:creation-date>
    <dc:date>2020-05-23T11:08:12.780571475</dc:date>
    <meta:editing-duration>PT5H27M58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5" meta:paragraph-count="204" meta:word-count="719" meta:character-count="6663" meta:non-whitespace-character-count="6002"/>
  </office:meta>
</office:document-meta>
</file>